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style>
    <style:style style:name="P4" style:family="paragraph" style:parent-style-name="Text_20_body">
      <style:paragraph-properties fo:margin-left="1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left="0.5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Text_20_body">
      <style:paragraph-properties fo:margin-left="0.5in" fo:margin-right="0in" fo:margin-top="0in" fo:margin-bottom="0in" loext:contextual-spacing="false" fo:line-height="120%" fo:text-indent="0in" style:auto-text-indent="false"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officeooo:rsid="0005d210"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377e818-8ca0-0840-bc41-309f375db8e3"/>Actors:</text:p>
      <text:p text:style-name="P3"><text:span text:style-name="T2"><text:tab/>Server</text:span></text:p>
      <text:p text:style-name="P4">The remote server that stores user data. The server has tables containing the puzzle pieces obtained by each user, the Friends List of each user, each user’s profile picture, and authentication information for each user. Communication with the server occurs over wireless internet.</text:p>
      <text:p text:style-name="Text_20_body"/>
      <text:p text:style-name="P3"><text:span text:style-name="T2"><text:tab/>Timer</text:span></text:p>
      <text:p text:style-name="P4">The timer is a component of the Android or iPhone device that is used to orchestrate the breaktime/worktime rhythm that Puzzle Time uses to increase the user’s productivity. The timer is set by the program at the beginning of each work or break period for the appropriate length of time. It then informs the Puzzle Time app how much time is remaining so that Puzzle Time can supply the user with this information. When the timer’s set period ends, the app responds by ending the current activity and moving to the next one.</text:p>
      <text:p text:style-name="Text_20_body"/>
      <text:p text:style-name="P3"><text:span text:style-name="T2"><text:tab/>User</text:span></text:p>
      <text:p text:style-name="P4">The user is an ordinary person using the app. This person uses their mobile device to initiate Puzzle Time’s use cases, enabling them to interact with user profiles and to earn rewards for participating in time management activities. After passing through the authentication process, the user may take advantage of Puzzle Time’s other use cases.</text:p>
      <text:p text:style-name="Text_20_body"/>
      <text:p text:style-name="P3"><text:span text:style-name="T2"><text:tab/>Friend</text:span></text:p>
      <text:p text:style-name="P4">The Friend is another user who is on the primary User’s Friends List. For a User to add this person to their friend list, the Friend must have registered an account with Puzzle Time. Friends who are Facebook friends with the User and who have registered a Facebook account with Puzzle Time are automatically added to the User’s Friends List.</text:p>
      <text:p text:style-name="Text_20_body"/>
      <text:p text:style-name="P2">Use Case 1: Login</text:p>
      <text:p text:style-name="P5">If the user is accessing the app for the first time since it has been installed the user has already registered an account, they will be able to provide their credentials to the app’s login screen. When submitted, this data will be used in an Authentication step (UC 3).</text:p>
      <text:p text:style-name="Text_20_body"/>
      <text:p text:style-name="P2">Use Case 2: Create Account</text:p>
      <text:p text:style-name="P5">If the user has never used Puzzle Time before, they will be prompted to provide their Facebook login information, which will allow them to access the app. This information will be used in Authentication (UC 3). Note that the Facebook API will be used to help fill the user’s Friend List (which can be viewed in UC 14).</text:p>
      <text:p text:style-name="Text_20_body"/>
      <text:p text:style-name="P2">Use Case 3: Authenticate</text:p>
      <text:p text:style-name="P7"><text:span text:style-name="T2"><text:tab/></text:span><text:span text:style-name="T3">I</text:span><text:span text:style-name="T2">f the user has used the app before on this device, authentication will begin automatically. Otherwise, it may be triggered after the user inputs login information (UC 1) or attempts to create an account (UC 2). The user credentials are accepted by the server and checked against user </text:span><text:soft-page-break/><text:span text:style-name="T2">information in its database. If the user is not registered, they will be unable to access the app. If the user is registered, however, they will be able to participate in all of the following use cases.</text:span></text:p>
      <text:p text:style-name="Text_20_body"/>
      <text:p text:style-name="P2">Use Case 4: Set Timer</text:p>
      <text:p text:style-name="P5">The user begins the work/rest productivity cycle. The user may participate in this use case after authentication (UC 3). The user works for a predetermined length of time before being prompted to Select a Break Activity (UC 9). The timer is again set for the break activity, and it is set yet again as the pattern continues and the “working” segment of the productivity cycle is started once more. While the timer is running during a “work” period, the screen will display the current time remaining while also displaying a randomized series of friends’ puzzles.</text:p>
      <text:p text:style-name="Text_20_body"/>
      <text:p text:style-name="P2">Use Case 5: Edit Profile</text:p>
      <text:p text:style-name="P5">If the user is viewing their own profile (UC 13), they may choose to edit that profile. Any changes that are made are sent to the server, which makes the appropriate changes to the user’s profile in the database. The user may change the name that appears on their profile.</text:p>
      <text:p text:style-name="Text_20_body"/>
      <text:p text:style-name="P2">Use Case 6: Add Puzzle Picture</text:p>
      <text:p text:style-name="P5">After authentication, the user may upload a picture from their device that will be used as a puzzle. The user is given a single “piece” to this picture. The picture is sent to the server, which stores it to be used when other users are Selecting Rewards (UC 11). The puzzle picture is selected from the pictures that the user has stored on their phone’s internal or external storage.</text:p>
      <text:p text:style-name="Text_20_body"/>
      <text:p text:style-name="P2">Use Case 7: Display Earned Picture Gallery</text:p>
      <text:p text:style-name="P5">When viewing a profile (one’s own or a friend’s), the user may view that person’s Earned Picture Gallery. This gallery contains all of the rewards that the person has earned. Puzzles that have been completed will be displayed in full. For puzzles that have not been completed, the app will show only the pieces of the puzzle that have been obtained so far. The Earned Picture Gallery will be on the same page as that person’s Profile (viewed in UC 13).</text:p>
      <text:p text:style-name="Text_20_body"/>
      <text:p text:style-name="P2">Use Case 8: Select Profile Puzzle Picture</text:p>
      <text:p text:style-name="P5">A user who is viewing the Earned Picture Gallery on his own profile can choose one of their own completed puzzles and use it as a profile picture. This choice is sent to the server so that other users who view the user’s profile will see this picture as their profile picture. This use case can be initiated while the user is viewing their Earned Picture Gallery (UC 7).</text:p>
      <text:p text:style-name="Text_20_body"/>
      <text:p text:style-name="P2">Use Case 9: Select Break Activity</text:p>
      <text:p text:style-name="P5">The user is presented with several choices of break activities. The user may choose to play one of several games included in “Puzzle Time.” Alternatively, the user may choose to do something different during this time. This choice will determine which rewards the user can choose in the “Select Reward” use case (UC 9).</text:p>
      <text:p text:style-name="Text_20_body"/>
      <text:p text:style-name="P2">Use Case 10: Play Game</text:p>
      <text:p text:style-name="P5"><text:soft-page-break/>Should the user choose to play a game for Puzzle Time’s break activity (UC 9), they will initiate the “Play Game” use case. This will allow the user to participate in a casual activity that is provided within the Puzzle Time app. Puzzle time will include several games which will be made available in this use case. These games will occur within a set span of time so as to provide a “break” from work to maximize productivity.</text:p>
      <text:p text:style-name="Text_20_body"/>
      <text:p text:style-name="P2">Use Case 11: Select Reward</text:p>
      <text:p text:style-name="P5">Depending on the Break Activity chosen by the user (UC 9), the rewards available will differ. If the user chose not to participate in a game but did something else entirely, they will only have access to puzzle pieces earned by their friends as rewards. If the user participated in a game (UC 10), however, they will have the chance to be given pieces that their friends have not yet obtained. These pieces will be randomized. When selecting a reward, the user will select a puzzle that they are trying to complete. The puzzle piece that they obtain will be from that puzzle.</text:p>
      <text:p text:style-name="P5">When obtaining pieces as game rewards, some pieces will be more common than others. Pieces from the sides and corners will be statistically easier to find while pieces from the center will be less common. When a user performs particularly well in a game, they may receive multiple pieces as a reward. When obtaining pieces from friends, only one piece can be earned at a time. There will be an equal probability that the user will obtain any piece obtained by that friend for the chosen puzzle, in this case.</text:p>
      <text:p text:style-name="Text_20_body"/>
      <text:p text:style-name="P2">Use Case 12: Add Friend</text:p>
      <text:p text:style-name="P5">When the user registers an account using Facebook (UC 2), Puzzle Time will fill their Friends List with fellow users from Facebook. The user will also have the option to add friends manually. The user can search for users by name. Users who are friends can obtain pieces that the other already has as rewards, even without playing a game, during breaks (UC 11).</text:p>
      <text:p text:style-name="Text_20_body"/>
      <text:p text:style-name="P2">Use Case 13: View Profile</text:p>
      <text:p text:style-name="P5">The user can view their own or a friend’s profile. Viewing a profile allows the user to see the user’s name and the puzzle they have chosen as a profile picture. From here, they may choose to view that friend’s completed (and incomplete) puzzles (UC 7). They can also view that friend’s Friend List (UC 14).</text:p>
      <text:p text:style-name="Text_20_body"/>
      <text:p text:style-name="P2">Use Case 14: View Friend List</text:p>
      <text:p text:style-name="P6">The user may view their own or another user’s friend list. This list contains all of the fellow Puzzle Time users that a user has added as friends (UC 12). From the Friends List, the user may view the profiles of these other users (UC 13). The user may access the Friends List from the main menu scre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7:17:48.336231002</meta:creation-date>
    <dc:date>2016-10-03T17:18:45.833944348</dc:date>
    <meta:editing-duration>PT58S</meta:editing-duration>
    <meta:editing-cycles>1</meta:editing-cycles>
    <meta:document-statistic meta:table-count="0" meta:image-count="0" meta:object-count="0" meta:page-count="3" meta:paragraph-count="38" meta:word-count="1390" meta:character-count="7820" meta:non-whitespace-character-count="6463"/>
    <meta:generator>LibreOffice/5.1.4.2$Linux_X86_64 LibreOffice_project/10$Build-2</meta:generator>
  </office:meta>
</office:document-meta>
</file>